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819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4.9535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2.5945in"/>
    </style:style>
    <style:style style:name="co8" style:family="table-column">
      <style:table-column-properties fo:break-before="auto" style:column-width="2.4866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618in"/>
    </style:style>
    <style:style style:name="co12" style:family="table-column">
      <style:table-column-properties fo:break-before="auto" style:column-width="1.6508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6075in"/>
    </style:style>
    <style:style style:name="co15" style:family="table-column">
      <style:table-column-properties fo:break-before="auto" style:column-width="1.6402in"/>
    </style:style>
    <style:style style:name="co16" style:family="table-column">
      <style:table-column-properties fo:break-before="auto" style:column-width="1.5437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0.5035in"/>
    </style:style>
    <style:style style:name="co19" style:family="table-column">
      <style:table-column-properties fo:break-before="auto" style:column-width="0.2465in"/>
    </style:style>
    <style:style style:name="co20" style:family="table-column">
      <style:table-column-properties fo:break-before="auto" style:column-width="5.0071in"/>
    </style:style>
    <style:style style:name="co21" style:family="table-column">
      <style:table-column-properties fo:break-before="auto" style:column-width="2.1764in"/>
    </style:style>
    <style:style style:name="co22" style:family="table-column">
      <style:table-column-properties fo:break-before="auto" style:column-width="0.5783in"/>
    </style:style>
    <style:style style:name="co23" style:family="table-column">
      <style:table-column-properties fo:break-before="auto" style:column-width="3.2701in"/>
    </style:style>
    <style:style style:name="co24" style:family="table-column">
      <style:table-column-properties fo:break-before="auto" style:column-width="1.7791in"/>
    </style:style>
    <style:style style:name="co25" style:family="table-column">
      <style:table-column-properties fo:break-before="auto" style:column-width="1.6291in"/>
    </style:style>
    <style:style style:name="co26" style:family="table-column">
      <style:table-column-properties fo:break-before="auto" style:column-width="0.3638in"/>
    </style:style>
    <style:style style:name="co27" style:family="table-column">
      <style:table-column-properties fo:break-before="auto" style:column-width="0.5681in"/>
    </style:style>
    <style:style style:name="co28" style:family="table-column">
      <style:table-column-properties fo:break-before="auto" style:column-width="3.9563in"/>
    </style:style>
    <style:style style:name="co29" style:family="table-column">
      <style:table-column-properties fo:break-before="auto" style:column-width="0.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UMMARY-AL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56" table:default-cell-style-name="Default"/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) CIRCL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2) ELLIPSE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3) TEARDRO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4) BUTTERFLY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5) SKEWEDASTROI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  <table:table-cell table:number-columns-repeated="55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6) SNAILSHEL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7) RIBBON-1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8) RIBBON-100L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40-L0.18-A28-RIBBON-100L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9) ASTEPI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(10) SNAHYP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9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 SNAHYP GOOD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(9) ALGORITHM EXECUTION STATISTIC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 table:number-columns-repeated="5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table:style-name="ce1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SNAHYP BAD - EPS VALUE DOMINANT FACTOR GEOMETRY IN 4 CONSTRAINTS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0:29] process exited with status 1, elapsed time: 08.51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0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9:00] process exited with status 1, elapsed time: 08.17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LOWER LAMDA 0.15 NO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22:44] process exited with status 1, elapsed time: 08.34s</text:p>
          </table:table-cell>
          <table:table-cell table:number-columns-repeated="57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 BAD BIGGER LAMDA 0.25 MORE JITTERS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8:16:36] process exited with status 1, elapsed time: 08.39s</text:p>
          </table:table-cell>
          <table:table-cell table:number-columns-repeated="57"/>
        </table:table-row>
        <table:table-row table:style-name="ro1" table:number-rows-repeated="3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57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SECOND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OURTH 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RUN ERROR .... RECURSIVE NON STOP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Five(5) consecutive occurances of (u_next &lt; 1.0E-14)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Execute exit(1) at line 1310 in main(). 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 VALUE NOT CHANGING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u_next VALUE BECOMES ZERO CONSECUTIVELY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EXIT ON INTERPOLATED POINTS EXCEEDING 50,000 LINE LIMIT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[2023-10-06 17:58:37] process exited with status 1, elapsed time: 08.67s</text:p>
          </table:table-cell>
          <table:table-cell table:number-columns-repeated="57"/>
        </table:table-row>
        <table:table-row table:style-name="ro1" table:number-rows-repeated="7"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ALHAMDULILLAH 3 TIMES</text:p>
          </table:table-cell>
          <table:table-cell table:number-columns-repeated="57"/>
        </table:table-row>
        <table:table-row table:style-name="ro1" table:number-rows-repeated="104719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EE-Performance" table:style-name="ta1">
        <table:table-column table:style-name="co1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2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:.D7])" office:value-type="float" office:value="0.000002203789163406" calcext:value-type="float">
            <text:p>2.20378916340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:.D7])" office:value-type="float" office:value="0.00000881295627196" calcext:value-type="float">
            <text:p>8.8129562719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:.D7])" office:value-type="float" office:value="0.00000550855746049825" calcext:value-type="float">
            <text:p>5.508557460498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14:.D17])" office:value-type="float" office:value="0.00001386987988559" calcext:value-type="float">
            <text:p>1.3869879885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14:.D17])" office:value-type="float" office:value="0.00003399976598039" calcext:value-type="float">
            <text:p>3.39997659803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14:.D17])" office:value-type="float" office:value="0.0000255434728267425" calcext:value-type="float">
            <text:p>2.554347282674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24:.D27])" office:value-type="float" office:value="0.00005705012452441" calcext:value-type="float">
            <text:p>5.7050124524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24:.D27])" office:value-type="float" office:value="0.00007202932786929" calcext:value-type="float">
            <text:p>7.20293278692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24:.D27])" office:value-type="float" office:value="0.0000678061472438975" calcext:value-type="float">
            <text:p>6.78061472439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34:.D37])" office:value-type="float" office:value="0.000005445092899523" calcext:value-type="float">
            <text:p>5.44509289952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34:.D37])" office:value-type="float" office:value="0.00001643334424114" calcext:value-type="float">
            <text:p>1.643334424114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34:.D37])" office:value-type="float" office:value="0.0000113536727503993" calcext:value-type="float">
            <text:p>1.135367275040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44:.D47])" office:value-type="float" office:value="0.00003691654413053" calcext:value-type="float">
            <text:p>3.691654413053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44:.D47])" office:value-type="float" office:value="0.00005085042486059" calcext:value-type="float">
            <text:p>5.085042486059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44:.D47])" office:value-type="float" office:value="0.00004545896929361" calcext:value-type="float">
            <text:p>4.545896929361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54:.D57])" office:value-type="float" office:value="0.000001158518631091" calcext:value-type="float">
            <text:p>1.158518631091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54:.D57])" office:value-type="float" office:value="0.000004632116113725" calcext:value-type="float">
            <text:p>4.632116113725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54:.D57])" office:value-type="float" office:value="0.000002895480632956" calcext:value-type="float">
            <text:p>2.895480632956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64:.D67])" office:value-type="float" office:value="0.0004818512589475" calcext:value-type="float">
            <text:p>4.818512589475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64:.D67])" office:value-type="float" office:value="0.0004820054776519" calcext:value-type="float">
            <text:p>4.820054776519E-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64:.D67])" office:value-type="float" office:value="0.00048191590698075" calcext:value-type="float">
            <text:p>4.819159069808E-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74:.D77])" office:value-type="float" office:value="0.00004751833890898" calcext:value-type="float">
            <text:p>4.751833890898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74:.D77])" office:value-type="float" office:value="0.00004822057586226" calcext:value-type="float">
            <text:p>4.822057586226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74:.D77])" office:value-type="float" office:value="0.000048039282392965" calcext:value-type="float">
            <text:p>4.8039282392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84:.D87])" office:value-type="float" office:value="0.000001971493430212" calcext:value-type="float">
            <text:p>1.971493430212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84:.D87])" office:value-type="float" office:value="0.000007299193359018" calcext:value-type="float">
            <text:p>7.299193359018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84:.D87])" office:value-type="float" office:value="0.00000468232237302125" calcext:value-type="float">
            <text:p>4.682322373021E-0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formula="of:=MIN([.D94:.D97])" office:value-type="float" office:value="0.000005943528031539" calcext:value-type="float">
            <text:p>5.943528031539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</text:p>
          </table:table-cell>
          <table:table-cell table:formula="of:=MAX([.D94:.D97])" office:value-type="float" office:value="0.00000981200996486" calcext:value-type="float">
            <text:p>9.812009964860E-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VERAGE</text:p>
          </table:table-cell>
          <table:table-cell table:formula="of:=AVERAGE([.D94:.D97])" office:value-type="float" office:value="0.0000083554721008145" calcext:value-type="float">
            <text:p>8.355472100815E-06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EE-Histo-Perfomanc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7" table:default-cell-style-name="Default"/>
        <table:table-column table:style-name="co8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PERFORMANCE 1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chord-error/chord-length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Lamda 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IRCLE PERFORMANCE 1 </text:p>
          </table:table-cell>
          <table:table-cell table:number-columns-repeated="2"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Circl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407213023407" calcext:value-type="float">
            <text:p>4.407213023407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661027138322" calcext:value-type="float">
            <text:p>6.61027138322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203789163406" calcext:value-type="float">
            <text:p>2.20378916340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81295627196" calcext:value-type="float">
            <text:p>8.8129562719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50855746049825" calcext:value-type="float">
            <text:p>5.508557460498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Ellipse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387508767166" calcext:value-type="float">
            <text:p>2.38750876716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042915776933" calcext:value-type="float">
            <text:p>3.04291577693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86987988559" calcext:value-type="float">
            <text:p>1.3869879885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399976598039" calcext:value-type="float">
            <text:p>3.39997659803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255434728267425" calcext:value-type="float">
            <text:p>2.554347282674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Teardro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011661778683" calcext:value-type="float">
            <text:p>7.01166177868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851879506" calcext:value-type="float">
            <text:p>7.20285187950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705012452441" calcext:value-type="float">
            <text:p>5.705012452441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7202932786929" calcext:value-type="float">
            <text:p>7.20293278692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678061472438975" calcext:value-type="float">
            <text:p>6.78061472439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Butterfly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925041122094" calcext:value-type="float">
            <text:p>9.925041122094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361121273884" calcext:value-type="float">
            <text:p>1.36112127388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445092899523" calcext:value-type="float">
            <text:p>5.44509289952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643334424114" calcext:value-type="float">
            <text:p>1.643334424114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113536727503993" calcext:value-type="float">
            <text:p>1.135367275040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:.E9])" office:value-type="float" office:value="0.000002203789163406" calcext:value-type="float">
            <text:p>2.203789163406E-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ilshel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24898511695" calcext:value-type="float">
            <text:p>4.52489851169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81992306637" calcext:value-type="float">
            <text:p>4.88199230663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3691654413053" calcext:value-type="float">
            <text:p>3.691654413053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5085042486059" calcext:value-type="float">
            <text:p>5.085042486059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545896929361" calcext:value-type="float">
            <text:p>4.545896929361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:.E9])" office:value-type="float" office:value="0.00000881295627196" calcext:value-type="float">
            <text:p>8.812956271960E-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kewed-Astroid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:.E9])" office:value-type="float" office:value="0.00000550855746049825" calcext:value-type="float">
            <text:p>5.508557460498E-0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Ribbon-100L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1346349097" calcext:value-type="float">
            <text:p>4.821346349097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0475130965" calcext:value-type="float">
            <text:p>4.820475130965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751833890898" calcext:value-type="float">
            <text:p>4.751833890898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22057586226" calcext:value-type="float">
            <text:p>4.822057586226E-05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48039282392965" calcext:value-type="float">
            <text:p>4.80392823929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LLIPSE PERFORMANCE 1 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AstEpi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3851719659103" calcext:value-type="float">
            <text:p>3.85171965910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606883043752" calcext:value-type="float">
            <text:p>5.60688304375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1971493430212" calcext:value-type="float">
            <text:p>1.971493430212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7299193359018" calcext:value-type="float">
            <text:p>7.299193359018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468232237302125" calcext:value-type="float">
            <text:p>4.68232237302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&amp;</text:p>
          </table:table-cell>
          <table:table-cell office:value-type="string" calcext:value-type="string">
            <text:p>SnaHyp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6965006276" calcext:value-type="float">
            <text:p>8.356965006276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309385400583" calcext:value-type="float">
            <text:p>9.309385400583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5943528031539" calcext:value-type="float">
            <text:p>5.943528031539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981200996486" calcext:value-type="float">
            <text:p>9.812009964860E-06</text:p>
          </table:table-cell>
          <table:table-cell table:style-name="ce4" office:value-type="string" calcext:value-type="string">
            <text:p>&amp;</text:p>
          </table:table-cell>
          <table:table-cell table:style-name="ce2" office:value-type="float" office:value="0.0000083554721008145" calcext:value-type="float">
            <text:p>8.355472100815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IN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J6:.J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L6:.L15])" office:value-type="float" office:value="0.000002316710975042" calcext:value-type="float">
            <text:p>2.316710975042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N6:.N15])" office:value-type="float" office:value="0.000003474576811966" calcext:value-type="float">
            <text:p>3.474576811966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P6:.P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R6:.R15])" office:value-type="float" office:value="0.000001158518631091" calcext:value-type="float">
            <text:p>1.158518631091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T6:.T15])" office:value-type="float" office:value="0.000004632116113725" calcext:value-type="float">
            <text:p>4.632116113725E-06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IN([.V6:.V15])" office:value-type="float" office:value="0.000002895480632956" calcext:value-type="float">
            <text:p>2.895480632956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MAXIMUM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J6:.J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L6:.L15])" office:value-type="float" office:value="0.0004819406921788" calcext:value-type="float">
            <text:p>4.81940692178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N6:.N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P6:.P15])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R6:.R15])" office:value-type="float" office:value="0.0004818512589475" calcext:value-type="float">
            <text:p>4.818512589475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T6:.T15])" office:value-type="float" office:value="0.0004820054776519" calcext:value-type="float">
            <text:p>4.820054776519E-04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MAX([.V6:.V15])" office:value-type="float" office:value="0.00048191590698075" calcext:value-type="float">
            <text:p>4.81915906980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 office:value-type="string" calcext:value-type="string">
            <text:p>AVERAGE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J6:.J15])" office:value-type="float" office:value="0.0000654082787257181" calcext:value-type="float">
            <text:p>6.540827872572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L6:.L15])" office:value-type="float" office:value="0.0000698259608402422" calcext:value-type="float">
            <text:p>6.98259608402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N6:.N15])" office:value-type="float" office:value="0.0000719954651447591" calcext:value-type="float">
            <text:p>7.199546514476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P6:.P15])" office:value-type="float" office:value="0.0000733940089115423" calcext:value-type="float">
            <text:p>7.339400891154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R6:.R15])" office:value-type="float" office:value="0.0000653928568552781" calcext:value-type="float">
            <text:p>6.539285685528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T6:.T15])" office:value-type="float" office:value="0.0000734095192175133" calcext:value-type="float">
            <text:p>7.340951921751E-05</text:p>
          </table:table-cell>
          <table:table-cell table:style-name="ce4" office:value-type="string" calcext:value-type="string">
            <text:p>&amp;</text:p>
          </table:table-cell>
          <table:table-cell table:style-name="ce2" table:formula="of:=AVERAGE([.V6:.V15])" office:value-type="float" office:value="0.0000701559284055654" calcext:value-type="float">
            <text:p>7.015592840557E-05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16:.E19])" office:value-type="float" office:value="0.00001386987988559" calcext:value-type="float">
            <text:p>1.38698798855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16:.E19])" office:value-type="float" office:value="0.00003399976598039" calcext:value-type="float">
            <text:p>3.399976598039E-05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/>
          <table:table-cell table:style-name="ce4" office:value-type="string" calcext:value-type="string">
            <text:p>&amp;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16:.E19])" office:value-type="float" office:value="0.0000255434728267425" calcext:value-type="float">
            <text:p>2.554347282674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EARDROP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26:.E29])" office:value-type="float" office:value="0.00005705012452441" calcext:value-type="float">
            <text:p>5.705012452441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26:.E29])" office:value-type="float" office:value="0.00007202932786929" calcext:value-type="float">
            <text:p>7.20293278692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6:.E29])" office:value-type="float" office:value="0.0000678061472438975" calcext:value-type="float">
            <text:p>6.78061472439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UTTERFLY PERFORMANCE 1 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36:.E39])" office:value-type="float" office:value="0.000005445092899523" calcext:value-type="float">
            <text:p>5.44509289952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36:.E39])" office:value-type="float" office:value="0.00001643334424114" calcext:value-type="float">
            <text:p>1.643334424114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36:.E39])" office:value-type="float" office:value="0.0000113536727503993" calcext:value-type="float">
            <text:p>1.135367275040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NAILSHEL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46:.E49])" office:value-type="float" office:value="0.00003691654413053" calcext:value-type="float">
            <text:p>3.691654413053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46:.E49])" office:value-type="float" office:value="0.00005085042486059" calcext:value-type="float">
            <text:p>5.085042486059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46:.E49])" office:value-type="float" office:value="0.00004545896929361" calcext:value-type="float">
            <text:p>4.545896929361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KEWED-ASTROID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56:.E59])" office:value-type="float" office:value="0.000001158518631091" calcext:value-type="float">
            <text:p>1.158518631091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56:.E59])" office:value-type="float" office:value="0.000004632116113725" calcext:value-type="float">
            <text:p>4.632116113725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56:.E59])" office:value-type="float" office:value="0.000002895480632956" calcext:value-type="float">
            <text:p>2.895480632956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RIBBON-1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66:.E69])" office:value-type="float" office:value="0.0004818512589475" calcext:value-type="float">
            <text:p>4.818512589475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66:.E69])" office:value-type="float" office:value="0.0004820054776519" calcext:value-type="float">
            <text:p>4.820054776519E-0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66:.E69])" office:value-type="float" office:value="0.00048191590698075" calcext:value-type="float">
            <text:p>4.819159069808E-04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IBBON-100L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76:.E79])" office:value-type="float" office:value="0.00004751833890898" calcext:value-type="float">
            <text:p>4.751833890898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76:.E79])" office:value-type="float" office:value="0.00004822057586226" calcext:value-type="float">
            <text:p>4.822057586226E-05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76:.E79])" office:value-type="float" office:value="0.000048039282392965" calcext:value-type="float">
            <text:p>4.803928239297E-05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STEPI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86:.E89])" office:value-type="float" office:value="0.000001971493430212" calcext:value-type="float">
            <text:p>1.971493430212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86:.E89])" office:value-type="float" office:value="0.000007299193359018" calcext:value-type="float">
            <text:p>7.299193359018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86:.E89])" office:value-type="float" office:value="0.00000468232237302125" calcext:value-type="float">
            <text:p>4.682322373021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NAHYP PERFORMANCE 1</text:p>
          </table:table-cell>
          <table:table-cell table:number-columns-repeated="19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INIMUM</text:p>
          </table:table-cell>
          <table:table-cell table:formula="of:=MIN([.E96:.E99])" office:value-type="float" office:value="0.000005943528031539" calcext:value-type="float">
            <text:p>5.943528031539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AXIMUM</text:p>
          </table:table-cell>
          <table:table-cell table:formula="of:=MAX([.E96:.E99])" office:value-type="float" office:value="0.00000981200996486" calcext:value-type="float">
            <text:p>9.812009964860E-0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96:.E99])" office:value-type="float" office:value="0.0000083554721008145" calcext:value-type="float">
            <text:p>8.355472100815E-06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RIBBON-10L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4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22" table:default-cell-style-name="ce4"/>
        <table:table-column table:style-name="co27" table:default-cell-style-name="ce4"/>
        <table:table-column table:style-name="co28" table:default-cell-style-name="Default"/>
        <table:table-column table:style-name="co27" table:default-cell-style-name="ce4"/>
        <table:table-column table:style-name="co24" table:default-cell-style-name="Default"/>
        <table:table-column table:style-name="co27" table:default-cell-style-name="ce4"/>
        <table:table-column table:style-name="co17" table:default-cell-style-name="Default"/>
        <table:table-column table:style-name="co27" table:default-cell-style-name="ce4"/>
        <table:table-column table:style-name="co25" table:default-cell-style-name="Default"/>
        <table:table-column table:style-name="co27" table:default-cell-style-name="ce4"/>
        <table:table-column table:style-name="co12" table:default-cell-style-name="Default"/>
        <table:table-column table:style-name="co29" table:default-cell-style-name="Default"/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urve Type</text:p>
          </table:table-cell>
          <table:table-cell table:number-columns-repeated="4" table:style-name="ce4" office:value-type="string" calcext:value-type="string">
            <text:p>RIBBON-10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urve Type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RIBBON-10L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RIBBON-10L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RIBBON-10L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RIBBON-10L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ser Feedrate Command FC(mm/s) <text:s text:c="18"/></text:p>
          </table:table-cell>
          <table:table-cell table:style-name="ce4" office:value-type="string" calcext:value-type="string">
            <text:p>FC10</text:p>
          </table:table-cell>
          <table:table-cell table:style-name="ce4" office:value-type="string" calcext:value-type="string">
            <text:p>FC20</text:p>
          </table:table-cell>
          <table:table-cell table:style-name="ce4" office:value-type="string" calcext:value-type="string">
            <text:p>FC30</text:p>
          </table:table-cell>
          <table:table-cell table:style-name="ce4" office:value-type="string" calcext:value-type="string">
            <text:p>FC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Feedrate Command FC(mm/s) <text:s text:c="18"/>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1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2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30</text:p>
          </table:table-cell>
          <table:table-cell office:value-type="string" calcext:value-type="string">
            <text:p>&amp;</text:p>
          </table:table-cell>
          <table:table-cell table:style-name="ce4" office:value-type="string" calcext:value-type="string">
            <text:p>FC4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User Lamda Acceleration Safety Factor</text:p>
          </table:table-cell>
          <table:table-cell table:number-columns-repeated="4" table:style-name="ce4" office:value-type="float" office:value="0.18" calcext:value-type="float">
            <text:p>0.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User Lamda Acceleration Safety Factor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office:value-type="string" calcext:value-type="string">
            <text:p>&amp;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Total Iterpolated Points (TIP)</text:p>
          </table:table-cell>
          <table:table-cell table:style-name="ce9" office:value-type="float" office:value="7351" calcext:value-type="float">
            <text:p>7351</text:p>
          </table:table-cell>
          <table:table-cell table:style-name="ce9" office:value-type="float" office:value="7352" calcext:value-type="float">
            <text:p>7352</text:p>
          </table:table-cell>
          <table:table-cell table:number-columns-repeated="2" table:style-name="ce9" office:value-type="float" office:value="7353" calcext:value-type="float">
            <text:p>735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Iterpolated Points (TIP)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51" calcext:value-type="float">
            <text:p>7351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52" calcext:value-type="float">
            <text:p>7352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53" calcext:value-type="float">
            <text:p>7353</text:p>
          </table:table-cell>
          <table:table-cell office:value-type="string" calcext:value-type="string">
            <text:p>&amp;</text:p>
          </table:table-cell>
          <table:table-cell table:style-name="ce9" office:value-type="float" office:value="7353" calcext:value-type="float">
            <text:p>735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otal Sum-Chord-Error (SCE) (mm)</text:p>
          </table:table-cell>
          <table:table-cell table:style-name="ce2" office:value-type="float" office:value="0.007331686925442" calcext:value-type="float">
            <text:p>7.331686925442E-03</text:p>
          </table:table-cell>
          <table:table-cell table:style-name="ce2" office:value-type="float" office:value="0.00733065000196" calcext:value-type="float">
            <text:p>7.330650001960E-03</text:p>
          </table:table-cell>
          <table:table-cell table:style-name="ce2" office:value-type="float" office:value="0.007330843544266" calcext:value-type="float">
            <text:p>7.330843544266E-03</text:p>
          </table:table-cell>
          <table:table-cell table:style-name="ce2" office:value-type="float" office:value="0.007330107781796" calcext:value-type="float">
            <text:p>7.330107781796E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Error (S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1686925442" calcext:value-type="float">
            <text:p>7.331686925442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065000196" calcext:value-type="float">
            <text:p>7.330650001960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0843544266" calcext:value-type="float">
            <text:p>7.33084354426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7330107781796" calcext:value-type="float">
            <text:p>7.330107781796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atio 1 = (SCE/TIP) = Chord-Error/Point</text:p>
          </table:table-cell>
          <table:table-cell table:style-name="ce2" office:value-type="float" office:value="0.0000009975084252302" calcext:value-type="float">
            <text:p>9.975084252302E-07</text:p>
          </table:table-cell>
          <table:table-cell table:style-name="ce2" office:value-type="float" office:value="0.0000009972316694273" calcext:value-type="float">
            <text:p>9.972316694273E-07</text:p>
          </table:table-cell>
          <table:table-cell table:style-name="ce2" office:value-type="float" office:value="0.0000009971223536814" calcext:value-type="float">
            <text:p>9.971223536814E-07</text:p>
          </table:table-cell>
          <table:table-cell table:style-name="ce2" office:value-type="float" office:value="0.0000009970222771758" calcext:value-type="float">
            <text:p>9.970222771758E-0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1 = (SCE/TIP) = Chord-Error/Point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5084252302" calcext:value-type="float">
            <text:p>9.975084252302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2316694273" calcext:value-type="float">
            <text:p>9.972316694273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1223536814" calcext:value-type="float">
            <text:p>9.971223536814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0222771758" calcext:value-type="float">
            <text:p>9.970222771758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otal Sum-Arc-Length (SAL) (mm)</text:p>
          </table:table-cell>
          <table:table-cell table:style-name="ce2" office:value-type="float" office:value="3.802699021307" calcext:value-type="float">
            <text:p>3.802699021307E+00</text:p>
          </table:table-cell>
          <table:table-cell table:style-name="ce2" office:value-type="float" office:value="3.802672335504" calcext:value-type="float">
            <text:p>3.802672335504E+00</text:p>
          </table:table-cell>
          <table:table-cell table:style-name="ce2" office:value-type="float" office:value="3.80347826793" calcext:value-type="float">
            <text:p>3.803478267930E+00</text:p>
          </table:table-cell>
          <table:table-cell table:style-name="ce2" office:value-type="float" office:value="3.802978777888" calcext:value-type="float">
            <text:p>3.802978777888E+0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Length (S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.802699021307" calcext:value-type="float">
            <text:p>3.802699021307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.802672335504" calcext:value-type="float">
            <text:p>3.802672335504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.80347826793" calcext:value-type="float">
            <text:p>3.803478267930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3.802978777888" calcext:value-type="float">
            <text:p>3.802978777888E+0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otal Sum-Chord-Length (SCL) (mm)</text:p>
          </table:table-cell>
          <table:table-cell table:style-name="ce2" office:value-type="float" office:value="15.21079586306" calcext:value-type="float">
            <text:p>1.521079586306E+01</text:p>
          </table:table-cell>
          <table:table-cell table:style-name="ce2" office:value-type="float" office:value="15.21068903483" calcext:value-type="float">
            <text:p>1.521068903483E+01</text:p>
          </table:table-cell>
          <table:table-cell table:style-name="ce2" office:value-type="float" office:value="15.21391385441" calcext:value-type="float">
            <text:p>1.521391385441E+01</text:p>
          </table:table-cell>
          <table:table-cell table:style-name="ce2" office:value-type="float" office:value="15.21191524702" calcext:value-type="float">
            <text:p>1.521191524702E+0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Chord-Length (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5.21079586306" calcext:value-type="float">
            <text:p>1.521079586306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5.21068903483" calcext:value-type="float">
            <text:p>1.521068903483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5.21391385441" calcext:value-type="float">
            <text:p>1.521391385441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15.21191524702" calcext:value-type="float">
            <text:p>1.521191524702E+0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Difference = (SAL – SCL) (mm)</text:p>
          </table:table-cell>
          <table:table-cell table:style-name="ce2" office:value-type="float" office:value="-11.40809684176" calcext:value-type="float">
            <text:p>-1.140809684176E+01</text:p>
          </table:table-cell>
          <table:table-cell table:style-name="ce2" office:value-type="float" office:value="-11.40801669932" calcext:value-type="float">
            <text:p>-1.140801669932E+01</text:p>
          </table:table-cell>
          <table:table-cell table:style-name="ce2" office:value-type="float" office:value="-11.41043558648" calcext:value-type="float">
            <text:p>-1.141043558648E+01</text:p>
          </table:table-cell>
          <table:table-cell table:style-name="ce2" office:value-type="float" office:value="-11.40893646914" calcext:value-type="float">
            <text:p>-1.140893646914E+0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Difference = (SAL – S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1.40809684176" calcext:value-type="float">
            <text:p>-1.140809684176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1.40801669932" calcext:value-type="float">
            <text:p>-1.140801669932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1.41043558648" calcext:value-type="float">
            <text:p>-1.141043558648E+01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11.40893646914" calcext:value-type="float">
            <text:p>-1.140893646914E+01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Percentage Difference = (SAL – SCL)/SAL</text:p>
          </table:table-cell>
          <table:table-cell table:style-name="ce2" office:value-type="float" office:value="-299.9999941577" calcext:value-type="float">
            <text:p>-2.999999941577E+02</text:p>
          </table:table-cell>
          <table:table-cell table:style-name="ce2" office:value-type="float" office:value="-299.9999919218" calcext:value-type="float">
            <text:p>-2.999999919218E+02</text:p>
          </table:table-cell>
          <table:table-cell table:style-name="ce2" office:value-type="float" office:value="-300.0000205782" calcext:value-type="float">
            <text:p>-3.000000205782E+02</text:p>
          </table:table-cell>
          <table:table-cell table:style-name="ce2" office:value-type="float" office:value="-300.0000035623" calcext:value-type="float">
            <text:p>-3.000000035623E+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Percentage Difference = (SAL – SCL)/SAL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299.9999941577" calcext:value-type="float">
            <text:p>-2.999999941577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299.9999919218" calcext:value-type="float">
            <text:p>-2.999999919218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300.0000205782" calcext:value-type="float">
            <text:p>-3.000000205782E+02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-300.0000035623" calcext:value-type="float">
            <text:p>-3.000000035623E+02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Ratio 2 = (SCE/SCL) = Chord Error/Chord-Length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2 = (SCE/SCL) = Chord Error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Total Sum-Arc-Theta (SAT) (rad)</text:p>
          </table:table-cell>
          <table:table-cell table:style-name="ce2" office:value-type="float" office:value="5.446619853644" calcext:value-type="float">
            <text:p>5.446619853644E+00</text:p>
          </table:table-cell>
          <table:table-cell table:style-name="ce2" office:value-type="float" office:value="5.446616685362" calcext:value-type="float">
            <text:p>5.446616685362E+00</text:p>
          </table:table-cell>
          <table:table-cell table:style-name="ce2" office:value-type="float" office:value="5.446717935311" calcext:value-type="float">
            <text:p>5.446717935311E+00</text:p>
          </table:table-cell>
          <table:table-cell table:style-name="ce2" office:value-type="float" office:value="5.446655391021" calcext:value-type="float">
            <text:p>5.446655391021E+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Theta (S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.446619853644" calcext:value-type="float">
            <text:p>5.446619853644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.446616685362" calcext:value-type="float">
            <text:p>5.446616685362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.446717935311" calcext:value-type="float">
            <text:p>5.446717935311E+0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5.446655391021" calcext:value-type="float">
            <text:p>5.446655391021E+0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Total Sum-Arc-Area (SAA) (mm2)</text:p>
          </table:table-cell>
          <table:table-cell table:style-name="ce2" office:value-type="float" office:value="0.000001338515095667" calcext:value-type="float">
            <text:p>1.338515095667E-06</text:p>
          </table:table-cell>
          <table:table-cell table:style-name="ce2" office:value-type="float" office:value="0.000001338121185915" calcext:value-type="float">
            <text:p>1.338121185915E-06</text:p>
          </table:table-cell>
          <table:table-cell table:style-name="ce2" office:value-type="float" office:value="0.000001338217831316" calcext:value-type="float">
            <text:p>1.338217831316E-06</text:p>
          </table:table-cell>
          <table:table-cell table:style-name="ce2" office:value-type="float" office:value="0.000001337920946871" calcext:value-type="float">
            <text:p>1.337920946871E-0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otal Sum-Arc-Area (S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1338515095667" calcext:value-type="float">
            <text:p>1.338515095667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1338121185915" calcext:value-type="float">
            <text:p>1.338121185915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1338217831316" calcext:value-type="float">
            <text:p>1.338217831316E-06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1337920946871" calcext:value-type="float">
            <text:p>1.337920946871E-06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Ratio 3 = (SAA/SCL) = Arc-Area/Chord-Length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Ratio 3 = (SAA/SCL) = Arc-Area/Chord-Length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Average-Chord-Error (ACE) (mm)</text:p>
          </table:table-cell>
          <table:table-cell table:style-name="ce2" office:value-type="float" office:value="0.0000009975084252302" calcext:value-type="float">
            <text:p>9.975084252302E-07</text:p>
          </table:table-cell>
          <table:table-cell table:style-name="ce2" office:value-type="float" office:value="0.0000009972316694273" calcext:value-type="float">
            <text:p>9.972316694273E-07</text:p>
          </table:table-cell>
          <table:table-cell table:style-name="ce2" office:value-type="float" office:value="0.0000009971223536814" calcext:value-type="float">
            <text:p>9.971223536814E-07</text:p>
          </table:table-cell>
          <table:table-cell table:style-name="ce2" office:value-type="float" office:value="0.0000009970222771758" calcext:value-type="float">
            <text:p>9.970222771758E-0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Error (ACE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5084252302" calcext:value-type="float">
            <text:p>9.975084252302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2316694273" calcext:value-type="float">
            <text:p>9.972316694273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1223536814" calcext:value-type="float">
            <text:p>9.971223536814E-07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9970222771758" calcext:value-type="float">
            <text:p>9.970222771758E-07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Average-Arc-Length (AAL) (mm)</text:p>
          </table:table-cell>
          <table:table-cell table:style-name="ce2" office:value-type="float" office:value="0.0005173740165044" calcext:value-type="float">
            <text:p>5.173740165044E-04</text:p>
          </table:table-cell>
          <table:table-cell table:style-name="ce2" office:value-type="float" office:value="0.0005173000048298" calcext:value-type="float">
            <text:p>5.173000048298E-04</text:p>
          </table:table-cell>
          <table:table-cell table:style-name="ce2" office:value-type="float" office:value="0.0005173392638643" calcext:value-type="float">
            <text:p>5.173392638643E-04</text:p>
          </table:table-cell>
          <table:table-cell table:style-name="ce2" office:value-type="float" office:value="0.0005172713245223" calcext:value-type="float">
            <text:p>5.172713245223E-0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Length (AA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5173740165044" calcext:value-type="float">
            <text:p>5.173740165044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5173000048298" calcext:value-type="float">
            <text:p>5.173000048298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5173392638643" calcext:value-type="float">
            <text:p>5.173392638643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5172713245223" calcext:value-type="float">
            <text:p>5.172713245223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verage-Chord-Length (ACL) (mm)</text:p>
          </table:table-cell>
          <table:table-cell table:style-name="ce2" office:value-type="float" office:value="0.002069496035791" calcext:value-type="float">
            <text:p>2.069496035791E-03</text:p>
          </table:table-cell>
          <table:table-cell table:style-name="ce2" office:value-type="float" office:value="0.002069199977531" calcext:value-type="float">
            <text:p>2.069199977531E-03</text:p>
          </table:table-cell>
          <table:table-cell table:style-name="ce2" office:value-type="float" office:value="0.002069357161916" calcext:value-type="float">
            <text:p>2.069357161916E-03</text:p>
          </table:table-cell>
          <table:table-cell table:style-name="ce2" office:value-type="float" office:value="0.002069085316516" calcext:value-type="float">
            <text:p>2.069085316516E-0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Chord-Length (ACL) (mm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069496035791" calcext:value-type="float">
            <text:p>2.069496035791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069199977531" calcext:value-type="float">
            <text:p>2.069199977531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069357161916" calcext:value-type="float">
            <text:p>2.069357161916E-03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2069085316516" calcext:value-type="float">
            <text:p>2.069085316516E-03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Average-Arc-Theta (AAT) (rad)</text:p>
          </table:table-cell>
          <table:table-cell table:style-name="ce2" office:value-type="float" office:value="0.0007410367147815" calcext:value-type="float">
            <text:p>7.410367147815E-04</text:p>
          </table:table-cell>
          <table:table-cell table:style-name="ce2" office:value-type="float" office:value="0.0007409354761749" calcext:value-type="float">
            <text:p>7.409354761749E-04</text:p>
          </table:table-cell>
          <table:table-cell table:style-name="ce2" office:value-type="float" office:value="0.0007408484678062" calcext:value-type="float">
            <text:p>7.408484678062E-04</text:p>
          </table:table-cell>
          <table:table-cell table:style-name="ce2" office:value-type="float" office:value="0.0007408399606938" calcext:value-type="float">
            <text:p>7.408399606938E-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Theta (AAT) (rad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7410367147815" calcext:value-type="float">
            <text:p>7.410367147815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7409354761749" calcext:value-type="float">
            <text:p>7.409354761749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7408484678062" calcext:value-type="float">
            <text:p>7.408484678062E-04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7408399606938" calcext:value-type="float">
            <text:p>7.408399606938E-04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Average-Arc-Area (AAA) (mm2)</text:p>
          </table:table-cell>
          <table:table-cell table:style-name="ce2" office:value-type="float" office:value="0.0000000001821108973696" calcext:value-type="float">
            <text:p>1.821108973696E-10</text:p>
          </table:table-cell>
          <table:table-cell table:style-name="ce2" office:value-type="float" office:value="0.0000000001820325378744" calcext:value-type="float">
            <text:p>1.820325378744E-10</text:p>
          </table:table-cell>
          <table:table-cell table:style-name="ce2" office:value-type="float" office:value="0.0000000001820209237372" calcext:value-type="float">
            <text:p>1.820209237372E-10</text:p>
          </table:table-cell>
          <table:table-cell table:style-name="ce2" office:value-type="float" office:value="0.0000000001819805422838" calcext:value-type="float">
            <text:p>1.819805422838E-1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verage-Arc-Area (AAA) (mm2)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01821108973696" calcext:value-type="float">
            <text:p>1.821108973696E-1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01820325378744" calcext:value-type="float">
            <text:p>1.820325378744E-1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01820209237372" calcext:value-type="float">
            <text:p>1.820209237372E-10</text:p>
          </table:table-cell>
          <table:table-cell office:value-type="string" calcext:value-type="string">
            <text:p>&amp;</text:p>
          </table:table-cell>
          <table:table-cell table:style-name="ce2" office:value-type="float" office:value="0.0000000001819805422838" calcext:value-type="float">
            <text:p>1.819805422838E-10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7"/>
          <table:table-cell table:style-name="ce2" table:number-columns-repeated="2"/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style-name="ce2"/>
          <table:table-cell office:value-type="string" calcext:value-type="string">
            <text:p>&amp;</text:p>
          </table:table-cell>
          <table:table-cell table:style-name="ce2"/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Algorithm actual runtime on computer (ART) (s) </text:p>
          </table:table-cell>
          <table:table-cell office:value-type="float" office:value="65.683135834" calcext:value-type="float">
            <text:p>65.683135834</text:p>
          </table:table-cell>
          <table:table-cell office:value-type="float" office:value="59.539855092" calcext:value-type="float">
            <text:p>59.539855092</text:p>
          </table:table-cell>
          <table:table-cell office:value-type="float" office:value="75.452534184" calcext:value-type="float">
            <text:p>75.452534184</text:p>
          </table:table-cell>
          <table:table-cell office:value-type="float" office:value="73.307374778" calcext:value-type="float">
            <text:p>73.3073747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lgorithm actual runtime on computer (ART) (s) </text:p>
          </table:table-cell>
          <table:table-cell office:value-type="string" calcext:value-type="string">
            <text:p>&amp;</text:p>
          </table:table-cell>
          <table:table-cell office:value-type="float" office:value="65.683135834" calcext:value-type="float">
            <text:p>65.683135834</text:p>
          </table:table-cell>
          <table:table-cell office:value-type="string" calcext:value-type="string">
            <text:p>&amp;</text:p>
          </table:table-cell>
          <table:table-cell office:value-type="float" office:value="59.539855092" calcext:value-type="float">
            <text:p>59.539855092</text:p>
          </table:table-cell>
          <table:table-cell office:value-type="string" calcext:value-type="string">
            <text:p>&amp;</text:p>
          </table:table-cell>
          <table:table-cell office:value-type="float" office:value="75.452534184" calcext:value-type="float">
            <text:p>75.452534184</text:p>
          </table:table-cell>
          <table:table-cell office:value-type="string" calcext:value-type="string">
            <text:p>&amp;</text:p>
          </table:table-cell>
          <table:table-cell office:value-type="float" office:value="73.307374778" calcext:value-type="float">
            <text:p>73.307374778</text:p>
          </table:table-cell>
          <table:table-cell table:style-name="ce4" office:value-type="string" calcext:value-type="string">
            <text:p>\\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table:number-columns-repeated="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4"/>
          <table:table-cell table:style-name="ce4"/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(7) RIBBON-10L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RIBBON-10L (9) ALGORITHM EXECUTION STATISTICS </text:p>
          </table:table-cell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TOTAL-INTERPOLATED-POINTS <text:s text:c="9"/></text:p>
          </table:table-cell>
          <table:table-cell table:style-name="ce2" office:value-type="float" office:value="7351" calcext:value-type="float">
            <text:p>7.351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SUM-CHORD-ERROR-(mm) <text:s text:c="14"/></text:p>
          </table:table-cell>
          <table:table-cell table:style-name="ce2" office:value-type="float" office:value="0.007331686925442" calcext:value-type="float">
            <text:p>7.331686925442E-03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RIBBON-10L SUM-CHORD-ERROR/TOT-INTERPOL-PNTS <text:s/></text:p>
          </table:table-cell>
          <table:table-cell table:style-name="ce2" office:value-type="float" office:value="0.0000009975084252302" calcext:value-type="float">
            <text:p>9.975084252302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SUM-ARC-LENGTH-(mm) <text:s text:c="15"/></text:p>
          </table:table-cell>
          <table:table-cell table:style-name="ce2" office:value-type="float" office:value="3.802699021307" calcext:value-type="float">
            <text:p>3.802699021307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SUM-CHORD-LENGTH-(mm) <text:s text:c="13"/></text:p>
          </table:table-cell>
          <table:table-cell table:style-name="ce2" office:value-type="float" office:value="15.21079586306" calcext:value-type="float">
            <text:p>1.521079586306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DIFF-ARC-LENGTH-CHORD-LENGTH-(mm) <text:s/></text:p>
          </table:table-cell>
          <table:table-cell table:style-name="ce2" office:value-type="float" office:value="-11.40809684176" calcext:value-type="float">
            <text:p>-1.140809684176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PCNT-DIFF-ARC-CHORD-LENGTH <text:s text:c="8"/></text:p>
          </table:table-cell>
          <table:table-cell table:style-name="ce2" office:value-type="float" office:value="-299.9999941577" calcext:value-type="float">
            <text:p>-2.999999941577E+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SUM-CHORD-ERROR/SUM-CHORD-LENGTH <text:s text:c="2"/>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SUM-ARC-THETA-(rad) <text:s text:c="15"/></text:p>
          </table:table-cell>
          <table:table-cell table:style-name="ce2" office:value-type="float" office:value="5.446619853644" calcext:value-type="float">
            <text:p>5.446619853644E+00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RIBBON-10L SUM-ARC-AREA-(mm2) <text:s text:c="16"/></text:p>
          </table:table-cell>
          <table:table-cell table:style-name="ce2" office:value-type="float" office:value="0.000001338515095667" calcext:value-type="float">
            <text:p>1.338515095667E-06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RIBBON-10L SUM-ARC-AREA/SUM-CHORD-LENGTH <text:s text:c="5"/></text:p>
          </table:table-cell>
          <table:table-cell table:style-name="ce2" office:value-type="float" office:value="0.0004820054776519" calcext:value-type="float">
            <text:p>4.820054776519E-04</text:p>
          </table:table-cell>
          <table:table-cell table:style-name="Default"/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AVG-CHORD-ERROR-(mm) <text:s text:c="14"/></text:p>
          </table:table-cell>
          <table:table-cell table:style-name="ce2" office:value-type="float" office:value="0.0000009975084252302" calcext:value-type="float">
            <text:p>9.975084252302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AVG-ARC-LENGTH-(mm) <text:s text:c="15"/></text:p>
          </table:table-cell>
          <table:table-cell table:style-name="ce2" office:value-type="float" office:value="0.0005173740165044" calcext:value-type="float">
            <text:p>5.173740165044E-04</text:p>
          </table:table-cell>
          <table:table-cell table:style-name="Default"/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/>
          <table:table-cell office:value-type="string" calcext:value-type="string">
            <text:p>FC10-L0.18-A28-RIBBON-10L AVG-CHORD-LENGTH-(mm) <text:s text:c="13"/></text:p>
          </table:table-cell>
          <table:table-cell table:style-name="ce2" office:value-type="float" office:value="0.002069496035791" calcext:value-type="float">
            <text:p>2.069496035791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AVG-ARC-THETA-(rad) <text:s text:c="15"/></text:p>
          </table:table-cell>
          <table:table-cell table:style-name="ce2" office:value-type="float" office:value="0.0007410367147815" calcext:value-type="float">
            <text:p>7.410367147815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10-L0.18-A28-RIBBON-10L AVG-ARC-AREA-(mm2) <text:s text:c="16"/></text:p>
          </table:table-cell>
          <table:table-cell table:style-name="ce2" office:value-type="float" office:value="0.0000000001821108973696" calcext:value-type="float">
            <text:p>1.821108973696E-10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4:46:41.47" calcext:value-type="date">
            <text:p>2023-10-06 14:46:41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65.683135834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TOTAL-INTERPOLATED-POINTS <text:s text:c="9"/></text:p>
          </table:table-cell>
          <table:table-cell table:style-name="ce2" office:value-type="float" office:value="7352" calcext:value-type="float">
            <text:p>7.352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SUM-CHORD-ERROR-(mm) <text:s text:c="14"/></text:p>
          </table:table-cell>
          <table:table-cell table:style-name="ce2" office:value-type="float" office:value="0.00733065000196" calcext:value-type="float">
            <text:p>7.330650001960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SUM-CHORD-ERROR/TOT-INTERPOL-PNTS <text:s/></text:p>
          </table:table-cell>
          <table:table-cell table:style-name="ce2" office:value-type="float" office:value="0.0000009972316694273" calcext:value-type="float">
            <text:p>9.972316694273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SUM-ARC-LENGTH-(mm) <text:s text:c="15"/></text:p>
          </table:table-cell>
          <table:table-cell table:style-name="ce2" office:value-type="float" office:value="3.802672335504" calcext:value-type="float">
            <text:p>3.802672335504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SUM-CHORD-LENGTH-(mm) <text:s text:c="13"/></text:p>
          </table:table-cell>
          <table:table-cell table:style-name="ce2" office:value-type="float" office:value="15.21068903483" calcext:value-type="float">
            <text:p>1.521068903483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DIFF-ARC-LENGTH-CHORD-LENGTH-(mm) <text:s/></text:p>
          </table:table-cell>
          <table:table-cell table:style-name="ce2" office:value-type="float" office:value="-11.40801669932" calcext:value-type="float">
            <text:p>-1.140801669932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PCNT-DIFF-ARC-CHORD-LENGTH <text:s text:c="8"/></text:p>
          </table:table-cell>
          <table:table-cell table:style-name="ce2" office:value-type="float" office:value="-299.9999919218" calcext:value-type="float">
            <text:p>-2.999999919218E+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SUM-CHORD-ERROR/SUM-CHORD-LENGTH <text:s text:c="2"/>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SUM-ARC-THETA-(rad) <text:s text:c="15"/></text:p>
          </table:table-cell>
          <table:table-cell table:style-name="ce2" office:value-type="float" office:value="5.446616685362" calcext:value-type="float">
            <text:p>5.446616685362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SUM-ARC-AREA-(mm2) <text:s text:c="16"/></text:p>
          </table:table-cell>
          <table:table-cell table:style-name="ce2" office:value-type="float" office:value="0.000001338121185915" calcext:value-type="float">
            <text:p>1.338121185915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SUM-ARC-AREA/SUM-CHORD-LENGTH <text:s text:c="5"/></text:p>
          </table:table-cell>
          <table:table-cell table:style-name="ce2" office:value-type="float" office:value="0.0004819406921788" calcext:value-type="float">
            <text:p>4.819406921788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AVG-CHORD-ERROR-(mm) <text:s text:c="14"/></text:p>
          </table:table-cell>
          <table:table-cell table:style-name="ce2" office:value-type="float" office:value="0.0000009972316694273" calcext:value-type="float">
            <text:p>9.972316694273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AVG-ARC-LENGTH-(mm) <text:s text:c="15"/></text:p>
          </table:table-cell>
          <table:table-cell table:style-name="ce2" office:value-type="float" office:value="0.0005173000048298" calcext:value-type="float">
            <text:p>5.173000048298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AVG-CHORD-LENGTH-(mm) <text:s text:c="13"/></text:p>
          </table:table-cell>
          <table:table-cell table:style-name="ce2" office:value-type="float" office:value="0.002069199977531" calcext:value-type="float">
            <text:p>2.069199977531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AVG-ARC-THETA-(rad) <text:s text:c="15"/></text:p>
          </table:table-cell>
          <table:table-cell table:style-name="ce2" office:value-type="float" office:value="0.0007409354761749" calcext:value-type="float">
            <text:p>7.409354761749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20-L0.18-A28-RIBBON-10L AVG-ARC-AREA-(mm2) <text:s text:c="16"/></text:p>
          </table:table-cell>
          <table:table-cell table:style-name="ce2" office:value-type="float" office:value="0.0000000001820325378744" calcext:value-type="float">
            <text:p>1.820325378744E-10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4:55:33.08" calcext:value-type="date">
            <text:p>2023-10-06 14:55:33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59.539855092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TOTAL-INTERPOLATED-POINTS <text:s text:c="9"/></text:p>
          </table:table-cell>
          <table:table-cell table:style-name="ce2" office:value-type="float" office:value="7353" calcext:value-type="float">
            <text:p>7.353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SUM-CHORD-ERROR-(mm) <text:s text:c="14"/></text:p>
          </table:table-cell>
          <table:table-cell table:style-name="ce2" office:value-type="float" office:value="0.007330843544266" calcext:value-type="float">
            <text:p>7.330843544266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SUM-CHORD-ERROR/TOT-INTERPOL-PNTS <text:s/></text:p>
          </table:table-cell>
          <table:table-cell table:style-name="ce2" office:value-type="float" office:value="0.0000009971223536814" calcext:value-type="float">
            <text:p>9.971223536814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SUM-ARC-LENGTH-(mm) <text:s text:c="15"/></text:p>
          </table:table-cell>
          <table:table-cell table:style-name="ce2" office:value-type="float" office:value="3.80347826793" calcext:value-type="float">
            <text:p>3.803478267930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SUM-CHORD-LENGTH-(mm) <text:s text:c="13"/></text:p>
          </table:table-cell>
          <table:table-cell table:style-name="ce2" office:value-type="float" office:value="15.21391385441" calcext:value-type="float">
            <text:p>1.521391385441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DIFF-ARC-LENGTH-CHORD-LENGTH-(mm) <text:s/></text:p>
          </table:table-cell>
          <table:table-cell table:style-name="ce2" office:value-type="float" office:value="-11.41043558648" calcext:value-type="float">
            <text:p>-1.141043558648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PCNT-DIFF-ARC-CHORD-LENGTH <text:s text:c="8"/></text:p>
          </table:table-cell>
          <table:table-cell table:style-name="ce2" office:value-type="float" office:value="-300.0000205782" calcext:value-type="float">
            <text:p>-3.000000205782E+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SUM-CHORD-ERROR/SUM-CHORD-LENGTH <text:s text:c="2"/>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SUM-ARC-THETA-(rad) <text:s text:c="15"/></text:p>
          </table:table-cell>
          <table:table-cell table:style-name="ce2" office:value-type="float" office:value="5.446717935311" calcext:value-type="float">
            <text:p>5.446717935311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SUM-ARC-AREA-(mm2) <text:s text:c="16"/></text:p>
          </table:table-cell>
          <table:table-cell table:style-name="ce2" office:value-type="float" office:value="0.000001338217831316" calcext:value-type="float">
            <text:p>1.338217831316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SUM-ARC-AREA/SUM-CHORD-LENGTH <text:s text:c="5"/></text:p>
          </table:table-cell>
          <table:table-cell table:style-name="ce2" office:value-type="float" office:value="0.0004818512589475" calcext:value-type="float">
            <text:p>4.818512589475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AVG-CHORD-ERROR-(mm) <text:s text:c="14"/></text:p>
          </table:table-cell>
          <table:table-cell table:style-name="ce2" office:value-type="float" office:value="0.0000009971223536814" calcext:value-type="float">
            <text:p>9.971223536814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AVG-ARC-LENGTH-(mm) <text:s text:c="15"/></text:p>
          </table:table-cell>
          <table:table-cell table:style-name="ce2" office:value-type="float" office:value="0.0005173392638643" calcext:value-type="float">
            <text:p>5.173392638643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AVG-CHORD-LENGTH-(mm) <text:s text:c="13"/></text:p>
          </table:table-cell>
          <table:table-cell table:style-name="ce2" office:value-type="float" office:value="0.002069357161916" calcext:value-type="float">
            <text:p>2.069357161916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AVG-ARC-THETA-(rad) <text:s text:c="15"/></text:p>
          </table:table-cell>
          <table:table-cell table:style-name="ce2" office:value-type="float" office:value="0.0007408484678062" calcext:value-type="float">
            <text:p>7.408484678062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30-L0.18-A28-RIBBON-10L AVG-ARC-AREA-(mm2) <text:s text:c="16"/></text:p>
          </table:table-cell>
          <table:table-cell table:style-name="ce2" office:value-type="float" office:value="0.0000000001820209237372" calcext:value-type="float">
            <text:p>1.820209237372E-10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5:08:47.81" calcext:value-type="date">
            <text:p>2023-10-06 15:08:47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75.452534184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(9) ALGORITHM EXECUTION STATISTICS </text:p>
          </table:table-cell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TOTAL-INTERPOLATED-POINTS <text:s text:c="9"/></text:p>
          </table:table-cell>
          <table:table-cell table:style-name="ce2" office:value-type="float" office:value="7353" calcext:value-type="float">
            <text:p>7.353000000000E+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SUM-CHORD-ERROR-(mm) <text:s text:c="14"/></text:p>
          </table:table-cell>
          <table:table-cell table:style-name="ce2" office:value-type="float" office:value="0.007330107781796" calcext:value-type="float">
            <text:p>7.330107781796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SUM-CHORD-ERROR/TOT-INTERPOL-PNTS <text:s/></text:p>
          </table:table-cell>
          <table:table-cell table:style-name="ce2" office:value-type="float" office:value="0.0000009970222771758" calcext:value-type="float">
            <text:p>9.970222771758E-07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SUM-ARC-LENGTH-(mm) <text:s text:c="15"/></text:p>
          </table:table-cell>
          <table:table-cell table:style-name="ce2" office:value-type="float" office:value="3.802978777888" calcext:value-type="float">
            <text:p>3.802978777888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SUM-CHORD-LENGTH-(mm) <text:s text:c="13"/></text:p>
          </table:table-cell>
          <table:table-cell table:style-name="ce2" office:value-type="float" office:value="15.21191524702" calcext:value-type="float">
            <text:p>1.521191524702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DIFF-ARC-LENGTH-CHORD-LENGTH-(mm) <text:s/></text:p>
          </table:table-cell>
          <table:table-cell table:style-name="ce2" office:value-type="float" office:value="-11.40893646914" calcext:value-type="float">
            <text:p>-1.140893646914E+01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PCNT-DIFF-ARC-CHORD-LENGTH <text:s text:c="8"/></text:p>
          </table:table-cell>
          <table:table-cell table:style-name="ce2" office:value-type="float" office:value="-300.0000035623" calcext:value-type="float">
            <text:p>-3.000000035623E+02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SUM-CHORD-ERROR/SUM-CHORD-LENGTH <text:s text:c="2"/>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SUM-ARC-THETA-(rad) <text:s text:c="15"/></text:p>
          </table:table-cell>
          <table:table-cell table:style-name="ce2" office:value-type="float" office:value="5.446655391021" calcext:value-type="float">
            <text:p>5.446655391021E+00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SUM-ARC-AREA-(mm2) <text:s text:c="16"/></text:p>
          </table:table-cell>
          <table:table-cell table:style-name="ce2" office:value-type="float" office:value="0.000001337920946871" calcext:value-type="float">
            <text:p>1.337920946871E-06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SUM-ARC-AREA/SUM-CHORD-LENGTH <text:s text:c="5"/></text:p>
          </table:table-cell>
          <table:table-cell table:style-name="ce2" office:value-type="float" office:value="0.0004818661991448" calcext:value-type="float">
            <text:p>4.818661991448E-04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AVG-CHORD-ERROR-(mm) <text:s text:c="14"/></text:p>
          </table:table-cell>
          <table:table-cell table:style-name="ce2" office:value-type="float" office:value="0.0000009970222771758" calcext:value-type="float">
            <text:p>9.970222771758E-07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AVG-ARC-LENGTH-(mm) <text:s text:c="15"/></text:p>
          </table:table-cell>
          <table:table-cell table:style-name="ce2" office:value-type="float" office:value="0.0005172713245223" calcext:value-type="float">
            <text:p>5.172713245223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AVG-CHORD-LENGTH-(mm) <text:s text:c="13"/></text:p>
          </table:table-cell>
          <table:table-cell table:style-name="ce2" office:value-type="float" office:value="0.002069085316516" calcext:value-type="float">
            <text:p>2.069085316516E-03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AVG-ARC-THETA-(rad) <text:s text:c="15"/></text:p>
          </table:table-cell>
          <table:table-cell table:style-name="ce2" office:value-type="float" office:value="0.0007408399606938" calcext:value-type="float">
            <text:p>7.408399606938E-04</text:p>
          </table:table-cell>
          <table:table-cell table:style-name="Default"/>
          <table:table-cell table:number-columns-repeated="18"/>
        </table:table-row>
        <table:table-row table:style-name="ro1">
          <table:table-cell/>
          <table:table-cell office:value-type="string" calcext:value-type="string">
            <text:p>FC40-L0.18-A28-RIBBON-10L AVG-ARC-AREA-(mm2) <text:s text:c="16"/></text:p>
          </table:table-cell>
          <table:table-cell table:style-name="ce2" office:value-type="float" office:value="0.0000000001819805422838" calcext:value-type="float">
            <text:p>1.819805422838E-10</text:p>
          </table:table-cell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>
          <table:table-cell/>
          <table:table-cell table:style-name="ce1" office:value-type="date" office:date-value="2023-10-06T15:12:56.65" calcext:value-type="date">
            <text:p>2023-10-06 15:12:56</text:p>
          </table:table-cell>
          <table:table-cell table:style-name="ce2" office:value-type="string" calcext:value-type="string">
            <text:p>Total program run duration <text:s text:c="2"/></text:p>
          </table:table-cell>
          <table:table-cell table:style-name="Default" office:value-type="string" calcext:value-type="string">
            <text:p><text:s/>73.307374778 seconds. </text:p>
          </table:table-cell>
          <table:table-cell table:number-columns-repeated="18"/>
        </table:table-row>
        <table:table-row table:style-name="ro1" table:number-rows-repeated="2">
          <table:table-cell table:number-columns-repeated="2"/>
          <table:table-cell table:style-name="ce2"/>
          <table:table-cell table:style-name="Default"/>
          <table:table-cell table:number-columns-repeated="18"/>
        </table:table-row>
        <table:table-row table:style-name="ro1" table:number-rows-repeated="1048430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04:40:10.359812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07:00:02.303865667</meta:creation-date>
    <dc:date>2023-10-19T04:54:59.767576448</dc:date>
    <meta:editing-duration>PT5H14M51S</meta:editing-duration>
    <meta:editing-cycles>64</meta:editing-cycles>
    <meta:generator>LibreOffice/6.4.7.2$Linux_X86_64 LibreOffice_project/40$Build-2</meta:generator>
    <meta:document-statistic meta:table-count="4" meta:cell-count="3012" meta:object-count="0"/>
  </office:meta>
</office:document-meta>
</file>